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Courier New" fo:font-size="7pt" style:font-size-asian="7pt" style:font-size-complex="7pt"/>
    </style:style>
    <style:style style:name="gr1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none" draw:textarea-horizontal-align="center" draw:textarea-vertical-align="middle" style:run-through="foreground"/>
    </style:style>
    <style:style style:name="gr3" style:family="graphic">
      <style:graphic-properties draw:stroke="solid" svg:stroke-width="0.0098in" svg:stroke-color="#000000" draw:marker-start-width="0.15in" draw:marker-end-width="0.15in" draw:fill="none" draw:fill-color="#ffffff" draw:textarea-horizontal-align="center" draw:textarea-vertical-align="middle" fo:min-height="0.25in" fo:padding-top="0.0047in" fo:padding-bottom="0.0047in" fo:padding-left="0.0047in" fo:padding-right="0.0047in" style:run-through="foreground"/>
      <style:paragraph-properties style:writing-mode="lr-tb"/>
    </style:style>
    <style:style style:name="gr4" style:family="graphic">
      <style:graphic-properties draw:stroke="solid" svg:stroke-width="0.0098in" svg:stroke-color="#000000" draw:marker-start-width="0.15in" draw:marker-end-width="0.15in" draw:fill="none" draw:fill-color="#ffffff" draw:textarea-horizontal-align="center" draw:textarea-vertical-align="middle" fo:min-height="0.2398in" fo:padding-top="0.0047in" fo:padding-bottom="0.0047in" fo:padding-left="0.0047in" fo:padding-right="0.0047in" style:run-through="foreground"/>
      <style:paragraph-properties style:writing-mode="lr-tb"/>
    </style:style>
    <style:style style:name="gr5" style:family="graphic">
      <style:graphic-properties draw:stroke="solid" svg:stroke-width="0.0098in" svg:stroke-color="#000000" draw:marker-start-width="0.15in" draw:marker-end-width="0.15in" draw:fill="solid" draw:fill-color="#ffffff" draw:textarea-horizontal-align="center" draw:textarea-vertical-align="top" fo:min-height="1.3902in" fo:padding-top="0.0047in" fo:padding-bottom="0.0047in" fo:padding-left="0.0047in" fo:padding-right="0.0047in" style:run-through="foreground"/>
      <style:paragraph-properties style:writing-mode="lr-tb"/>
    </style:style>
    <style:style style:name="gr6" style:family="graphic">
      <style:graphic-properties draw:stroke="solid" svg:stroke-width="0.0098in" svg:stroke-color="#000000" draw:marker-start-width="0.15in" draw:marker-end-width="0.15in" draw:fill="none" draw:fill-color="#ffffff" draw:textarea-horizontal-align="center" draw:textarea-vertical-align="middle" fo:min-height="0.7717in" fo:padding-top="0.0047in" fo:padding-bottom="0.0047in" fo:padding-left="0.0047in" fo:padding-right="0.0047in" style:run-through="foreground"/>
      <style:paragraph-properties style:writing-mode="lr-tb"/>
    </style:style>
    <style:style style:name="gr7" style:family="graphic">
      <style:graphic-properties draw:stroke="solid" svg:stroke-width="0.0098in" svg:stroke-color="#000000" draw:marker-start-width="0.15in" draw:marker-end-width="0.15in" draw:fill="solid" draw:fill-color="#ffffff" draw:textarea-horizontal-align="center" draw:textarea-vertical-align="middle" fo:min-height="0.5008in" fo:padding-top="0.0047in" fo:padding-bottom="0.0047in" fo:padding-left="0.0047in" fo:padding-right="0.0047in" style:run-through="foreground"/>
      <style:paragraph-properties style:writing-mode="lr-tb"/>
    </style:style>
    <style:style style:name="gr8" style:family="graphic">
      <style:graphic-properties draw:stroke="solid" svg:stroke-width="0.0098in" svg:stroke-color="#000000" draw:marker-start-width="0.15in" draw:marker-end-width="0.15in" draw:fill="none" draw:fill-color="#ffffff" draw:textarea-horizontal-align="center" draw:textarea-vertical-align="top" fo:min-height="1.4209in" fo:padding-top="0.0047in" fo:padding-bottom="0.0047in" fo:padding-left="0.0047in" fo:padding-right="0.0047in" style:run-through="foreground"/>
      <style:paragraph-properties style:writing-mode="lr-tb"/>
    </style:style>
    <style:style style:name="gr9" style:family="graphic">
      <style:graphic-properties draw:stroke="dash" draw:stroke-dash="Ultrafine_20_Dashed" svg:stroke-width="0.0201in" svg:stroke-color="#000000" draw:marker-start="Symmetric_20_Arrow" draw:marker-start-width="0.1701in" draw:marker-end="Symmetric_20_Arrow" draw:marker-end-width="0.1701in" draw:fill="solid" draw:fill-color="#ffffff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as-char" draw:z-index="0" draw:style-name="gr1"><draw:rect draw:style-name="gr2" draw:text-style-name="P1" svg:width="4.8335in" svg:height="2.2295in" svg:x="0in" svg:y="0in"><text:p/></draw:rect><draw:frame draw:style-name="gr3" draw:text-style-name="P3" svg:width="4.563in" svg:height="0.2598in" svg:x="0.1043in" svg:y="1.8957in"><draw:text-box><text:p text:style-name="P2"><text:span text:style-name="T1">Hardware</text:span></text:p></draw:text-box></draw:frame><draw:frame draw:style-name="gr4" draw:text-style-name="P4" svg:width="4.5524in" svg:height="0.2496in" svg:x="0.1146in" svg:y="1.5835in"><draw:text-box><text:p text:style-name="P2"><text:span text:style-name="T2">KVM Hypervisor (Linux kernel)</text:span></text:p></draw:text-box></draw:frame><draw:frame draw:style-name="gr5" draw:text-style-name="P5" svg:width="1.1669in" svg:height="1.4004in" svg:x="0.1354in" svg:y="0.1146in"><draw:text-box><text:p text:style-name="P2"><text:span text:style-name="T3">Virtual Machine Manager</text:span><text:span text:style-name="T2"> </text:span></text:p><text:p text:style-name="P2"><text:span text:style-name="T2"/></text:p><text:p text:style-name="P2"><text:span text:style-name="T2">Manages the images, assigns security labels, start and stop VMs etc.</text:span></text:p></draw:text-box></draw:frame><draw:frame draw:style-name="gr6" draw:text-style-name="P3" svg:width="0.4713in" svg:height="0.7815in" svg:x="1.3646in" svg:y="0.139in"><draw:text-box><text:p text:style-name="P2"><text:span text:style-name="T1">libvirtd</text:span></text:p></draw:text-box></draw:frame><draw:frame draw:style-name="gr7" draw:text-style-name="P5" svg:width="0.5335in" svg:height="0.5106in" svg:x="1.302in" svg:y="0.8161in"><draw:text-box><text:p text:style-name="P2"><text:span text:style-name="T2">QEMU libvirt <text:s/>Driver</text:span></text:p></draw:text-box></draw:frame><draw:frame draw:style-name="gr8" draw:text-style-name="P4" svg:width="1.1669in" svg:height="1.4307in" svg:x="2.2398in" svg:y="0.1043in"><draw:text-box><text:p text:style-name="P2"><text:span text:style-name="T3">VM Guest 1</text:span><text:span text:style-name="T2"> </text:span></text:p><text:p text:style-name="P2"><text:span text:style-name="T4">svirt_t:s0:c1,c2</text:span></text:p><text:p text:style-name="P2"><text:span text:style-name="T2"/></text:p><text:p text:style-name="P2"><text:span text:style-name="T2">Linux Guest operating system</text:span></text:p><text:p text:style-name="P2"><text:span text:style-name="T2"/></text:p><text:p text:style-name="P2"><text:span text:style-name="T2">---------------------------</text:span></text:p><text:p text:style-name="P2"><text:span text:style-name="T1">QEMU</text:span></text:p></draw:text-box></draw:frame><draw:frame draw:style-name="gr8" draw:text-style-name="P4" svg:width="1.1669in" svg:height="1.4307in" svg:x="3.5937in" svg:y="0.1043in"><draw:text-box><text:p text:style-name="P2"><text:span text:style-name="T3">VM Guest 2</text:span></text:p><text:p text:style-name="P2"><text:span text:style-name="T4">svirt_t:s0:c7,c8</text:span></text:p><text:p text:style-name="P2"><text:span text:style-name="T2"/></text:p><text:p text:style-name="P2"><text:span text:style-name="T2">Windows Guest </text:span></text:p><text:p text:style-name="P2"><text:span text:style-name="T2">operating system</text:span></text:p><text:p text:style-name="P2"><text:span text:style-name="T2"/></text:p><text:p text:style-name="P2"><text:span text:style-name="T2">---------------------------</text:span></text:p><text:p text:style-name="P2"><text:span text:style-name="T1">QEMU</text:span></text:p></draw:text-box></draw:frame><draw:line draw:style-name="gr9" draw:text-style-name="P6" svg:x1="1.8354in" svg:y1="0.5244in" svg:x2="2.2398in" svg:y2="0.5244in"><text:p/></draw:line><draw:line draw:style-name="gr9" draw:text-style-name="P6" svg:x1="1.302in" svg:y1="1.4272in" svg:x2="3.5937in" svg:y2="1.4307in"><text:p/></draw:lin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in" fo:page-height="2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4:32:34.958311776</meta:creation-date>
    <dc:date>2020-07-30T15:19:09.130635238</dc:date>
    <meta:editing-duration>PT46M34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